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ad5" officeooo:paragraph-rsid="0013aad5"/>
    </style:style>
    <style:style style:name="P2" style:family="paragraph" style:parent-style-name="Standard">
      <style:text-properties officeooo:rsid="0013aad5" officeooo:paragraph-rsid="0013aad5"/>
    </style:style>
    <style:style style:name="P3" style:family="paragraph" style:parent-style-name="Standard">
      <style:text-properties officeooo:rsid="001d5b68" officeooo:paragraph-rsid="001d5b68"/>
    </style:style>
    <style:style style:name="T1" style:family="text">
      <style:text-properties officeooo:rsid="00147988"/>
    </style:style>
    <style:style style:name="T2" style:family="text">
      <style:text-properties officeooo:rsid="0019d7a5"/>
    </style:style>
    <style:style style:name="T3" style:family="text">
      <style:text-properties officeooo:rsid="001ece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</text:p>
      <text:p text:style-name="P1"/>
      <text:p text:style-name="P1">- Product</text:p>
      <text:p text:style-name="P1">- Shop</text:p>
      <text:p text:style-name="P1">- Customer</text:p>
      <text:p text:style-name="P1">- Promotion Programs</text:p>
      <text:p text:style-name="P1">- Cupons &amp; Wallet</text:p>
      <text:p text:style-name="P1">- Loyalty Programs</text:p>
      <text:p text:style-name="P1">- Pricelist</text:p>
      <text:p text:style-name="P1">- Order</text:p>
      <text:p text:style-name="P1">- <text:span text:style-name="T1">Barcode Scanning</text:span></text:p>
      <text:p text:style-name="P1">- <text:span text:style-name="T1">Receipt Printing</text:span></text:p>
      <text:p text:style-name="P1">- Return</text:p>
      <text:p text:style-name="P1">- Session</text:p>
      <text:p text:style-name="P1">- <text:span text:style-name="T2">User</text:span></text:p>
      <text:p text:style-name="P1"/>
      <text:p text:style-name="P3">Techstack</text:p>
      <text:p text:style-name="P3">Frontend</text:p>
      <text:p text:style-name="P3">- React</text:p>
      <text:p text:style-name="P3">- Tailwind</text:p>
      <text:p text:style-name="P3"/>
      <text:p text:style-name="P3">Backend</text:p>
      <text:p text:style-name="P3">- Django</text:p>
      <text:p text:style-name="P3">- <text:span text:style-name="T3">Postgr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8T09:28:57.483503578</meta:creation-date>
    <dc:date>2024-05-28T15:54:54.112072541</dc:date>
    <meta:editing-duration>PT13M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44" meta:character-count="228" meta:non-whitespace-character-count="205"/>
  </office:meta>
</office:document-meta>
</file>